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2.751cm" loext:decorative="false"/>
      <style:paragraph-properties style:writing-mode="lr-tb"/>
    </style:style>
    <style:style style:name="pr5" style:family="presentation" style:parent-style-name="Vivid1-outline1">
      <style:graphic-properties fo:min-height="9.75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Vivid1-outline1">
      <style:graphic-properties fo:min-height="0.101cm" loext:decorative="false"/>
      <style:paragraph-properties style:writing-mode="lr-tb"/>
    </style:style>
    <style:style style:name="pr8" style:family="presentation" style:parent-style-name="Vivid1-title">
      <style:graphic-properties fo:min-height="0.101cm" loext:decorative="false"/>
      <style:paragraph-properties style:writing-mode="lr-tb"/>
    </style:style>
    <style:style style:name="pr9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4cm" svg:y="0.75cm" presentation:class="title">
          <draw:text-box>
            <text:p>EPQ Presentation</text:p>
          </draw:text-box>
        </draw:frame>
        <draw:frame presentation:style-name="pr2" draw:text-style-name="P1" draw:layer="layout" svg:width="25.2cm" svg:height="3.25cm" svg:x="1.4cm" svg:y="10.75cm" presentation:class="subtitle">
          <draw:text-box>
            <text:p>By Alex Ydens (13FR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>
          <draw:text-box>
            <text:p>Introduction</text:p>
          </draw:text-box>
        </draw:frame>
        <draw:frame presentation:style-name="pr5" draw:layer="layout" svg:width="25.2cm" svg:height="9.75cm" svg:x="1.4cm" svg:y="4cm" presentation:class="outline">
          <draw:text-box>
            <text:list text:style-name="L2">
              <text:list-item>
                <text:p>Cryptography in general terms: cipher, encrypt, decrypt, cryptographer, cryptanalyst.</text:p>
              </text:list-item>
              <text:list-item>
                <text:p>Modular arithmetic – why it is irreversable.</text:p>
              </text:list-item>
              <text:list-item>
                <text:p>Alice, Bob, Eve, and how the internet makes Eve’s job easier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Research the development of modern digital cryptography.</text:p>
              </text:list-item>
              <text:list-item>
                <text:p>Research how standards have changed over time in the field.</text:p>
              </text:list-item>
            </text:list>
          </draw:text-box>
        </draw:frame>
        <draw:frame presentation:style-name="pr8" draw:layer="layout" svg:width="25.2cm" svg:height="2.75cm" svg:x="1.4cm" svg:y="0.25cm" presentation:class="title" presentation:user-transformed="true">
          <draw:text-box>
            <text:p>Project Aims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>
          <draw:text-box>
            <text:p>Project Overview</text:p>
          </draw:text-box>
        </draw:frame>
        <draw:frame presentation:style-name="pr5" draw:layer="layout" svg:width="25.2cm" svg:height="9.75cm" svg:x="1.4cm" svg:y="4cm" presentation:class="outline">
          <draw:text-box>
            <text:list text:style-name="L2">
              <text:list-item>
                <text:p>Symmetric encryption.</text:p>
              </text:list-item>
              <text:list-item>
                <text:p>The DES.</text:p>
              </text:list-item>
              <text:list-item>
                <text:p>Diffie-Hellman-Merkle key exchange (and Cocks-Ellis key exchange).</text:p>
              </text:list-item>
              <text:list-item>
                <text:p>RSA encryption (and digital signatures).</text:p>
              </text:list-item>
              <text:list-item>
                <text:p>Restrictions of RSA (and PGP).</text:p>
              </text:list-item>
              <text:list-item>
                <text:p>Shor’s algorithm and its implications.</text:p>
              </text:list-item>
              <text:list-item>
                <text:p>Post-quantum cryptograph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>
          <draw:text-box>
            <text:p>What Went Well</text:p>
          </draw:text-box>
        </draw:frame>
        <draw:frame presentation:style-name="pr5" draw:layer="layout" svg:width="25.2cm" svg:height="9.75cm" svg:x="1.4cm" svg:y="4cm" presentation:class="outline">
          <draw:text-box>
            <text:list text:style-name="L2">
              <text:list-item>
                <text:p>The main innovations in digital cryptography were covered.</text:p>
              </text:list-item>
              <text:list-item>
                <text:p>The changes in standards were covered well.</text:p>
              </text:list-item>
              <text:list-item>
                <text:p>The way standards and laws have impacted digital cryptography were also cover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>
          <draw:text-box>
            <text:p>Problems Faced</text:p>
          </draw:text-box>
        </draw:frame>
        <draw:frame presentation:style-name="pr5" draw:layer="layout" svg:width="25.2cm" svg:height="9.75cm" svg:x="1.4cm" svg:y="4cm" presentation:class="outline">
          <draw:text-box>
            <text:list text:style-name="L2">
              <text:list-item>
                <text:p>Many initial sources spent more time disussing moral and legal issues than previously anticipated. As a result, more emphasis was put on the interaction of the law and the development of digital cryptography.</text:p>
              </text:list-item>
              <text:list-item>
                <text:p>It was difficult to strike a balance between technical details and the history and relevance of breakthroughs. As a result, for some breakthroughs, analogies were use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>
          <draw:text-box>
            <text:p>Sources</text:p>
          </draw:text-box>
        </draw:frame>
        <draw:frame presentation:style-name="pr5" draw:layer="layout" svg:width="25.2cm" svg:height="9.75cm" svg:x="1.4cm" svg:y="4cm" presentation:class="outline">
          <draw:text-box>
            <text:list text:style-name="L2">
              <text:list-header>
                <text:p>Sources came from a wide variety of places, including:</text:p>
              </text:list-header>
              <text:list-item>
                <text:p>Academic papers and journal entries relating to a discovery.</text:p>
              </text:list-item>
              <text:list-item>
                <text:p>Historical testimonies from pioneers in the field.</text:p>
              </text:list-item>
              <text:list-item>
                <text:p>Books written by others on the history of the field.</text:p>
              </text:list-item>
              <text:list-item>
                <text:p>Official standard releases and executive ord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>
          <draw:text-box>
            <text:p>Further Potential Areas of Research</text:p>
          </draw:text-box>
        </draw:frame>
        <draw:frame presentation:style-name="pr5" draw:layer="layout" svg:width="25.2cm" svg:height="9.75cm" svg:x="1.4cm" svg:y="4cm" presentation:class="outline">
          <draw:text-box>
            <text:list text:style-name="L2">
              <text:list-item>
                <text:p>VPNs, proxies, and onion routing.</text:p>
              </text:list-item>
              <text:list-item>
                <text:p>The current government crackdowns on digital privacy through requirements such as age verification.</text:p>
              </text:list-item>
              <text:list-item>
                <text:p>More detail on the way post-quantum encryption methods work and shor’s algorith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>
          <draw:text-box>
            <text:p>Questions</text:p>
          </draw:text-box>
        </draw:frame>
        <draw:frame presentation:style-name="pr5" draw:layer="layout" svg:width="25.2cm" svg:height="9.75cm" svg:x="1.4cm" svg:y="4cm" presentation:class="outline">
          <draw:text-box>
            <text:list text:style-name="L2">
              <text:list-header>
                <text:p>Any questions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ja" style:country-asian="JP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lef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lef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lef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left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use-window-font-color="true" loext:opacity="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0T13:27:21.015263641</meta:creation-date>
    <dc:description>This work is licensed under a Creative Commons 0 License.
It makes use of the works of fsanchez.</dc:description>
    <meta:generator>LibreOffice/26.2.1.2$Linux_X86_64 LibreOffice_project/620$Build-2</meta:generator>
    <dc:title>Vivid</dc:title>
    <meta:editing-duration>PT19M10S</meta:editing-duration>
    <meta:editing-cycles>11</meta:editing-cycles>
    <dc:date>2026-03-10T13:46:33.961745006</dc:date>
    <meta:document-statistic meta:object-count="80"/>
  </office:meta>
</office:document-meta>
</file>